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112" officeooo:paragraph-rsid="0018b112"/>
    </style:style>
    <style:style style:name="P2" style:family="paragraph" style:parent-style-name="Standard">
      <style:text-properties officeooo:rsid="0018b112" officeooo:paragraph-rsid="0018b112"/>
    </style:style>
    <style:style style:name="P3" style:family="paragraph" style:parent-style-name="Standard">
      <style:text-properties officeooo:rsid="0018b112" officeooo:paragraph-rsid="001cd122"/>
    </style:style>
    <style:style style:name="P4" style:family="paragraph" style:parent-style-name="Standard">
      <style:text-properties officeooo:rsid="001cd122" officeooo:paragraph-rsid="001cd122"/>
    </style:style>
    <style:style style:name="T1" style:family="text">
      <style:text-properties officeooo:rsid="001cd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简介</text:p>
      <text:p text:style-name="P1">人工智能和机器学习的历史，背景</text:p>
      <text:p text:style-name="P1">神经网络和深度学习</text:p>
      <text:p text:style-name="P4">本论文的方法与研究意义</text:p>
      <text:p text:style-name="P1"/>
      <text:p text:style-name="P3">2.<text:span text:style-name="T1">基于神经网络模型的实现与优化</text:span></text:p>
      <text:p text:style-name="P1">理论基础</text:p>
      <text:p text:style-name="P1">神经网络的模型和实现</text:p>
      <text:p text:style-name="P1">模型的训练优化过程</text:p>
      <text:p text:style-name="P1"/>
      <text:p text:style-name="P3">3.<text:span text:style-name="T1">实际应用的结果分析</text:span></text:p>
      <text:p text:style-name="P1">测试方法和数据集介绍</text:p>
      <text:p text:style-name="P1">结果分析</text:p>
      <text:p text:style-name="P3">评估，与其他方法的结果对比</text:p>
      <text:p text:style-name="P1"/>
      <text:p text:style-name="P1">4.总结展望</text:p>
      <text:p text:style-name="P1">改进和展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1:15:39.566007275</meta:creation-date>
    <dc:date>2018-04-12T15:41:20.605171944</dc:date>
    <meta:editing-duration>PT3H34M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23" meta:character-count="127" meta:non-whitespace-character-count="127"/>
  </office:meta>
</office:document-meta>
</file>